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master-page-name="Standard">
      <style:paragraph-properties fo:text-align="center" style:justify-single-word="false"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Соглашение с претендентом о неразглашении </text:p>
      <text:p text:style-name="P1"><text:s/></text:p>
      <text:p text:style-name="Standard">г. Петрозаводск <text:s text:c="70"/>13 октября 2021 г. <text:s text:c="109"/></text:p>
      <text:p text:style-name="Standard"><text:s/></text:p>
      <text:p text:style-name="Standard"><text:s/></text:p>
      <text:p text:style-name="Standard"><text:s/></text:p>
      <text:p text:style-name="P2">Общество с ограниченной ответственностью «О.Т.Е.ТУР» в лице Генерального директора Сулиной Татьяны Владимировны, действующего на основании Устава, именуемый в дальнейшем «Исполнительный орган»с одной стороны, и гражданин Estonia/EU Urmas Repinski 12.03.1981 года рождения на основании паспорта: KF0095468, проживающего по адресу: _______, именуемый в дальнейшем «Претендент», с другой стороны, заключили заключили настоящее соглашение о неразглашении коммерческой тайны, далее –«Соглашение», о нижеследующем:</text:p>
      <text:p text:style-name="Standard"><text:s/></text:p>
      <text:p text:style-name="Standard">1 Предмет соглашения</text:p>
      <text:p text:style-name="Standard">1.1. Исполнительный орган проводит с Претендентом переговоры о возможном сотрудничестве с ним в качестве сотрудника в ООО «O.T.E.ТУР» или в качестве партнёра , в связи с чем Претендент принимает на себя обязательство не разглашать сведения, составляющие коммерческую тайну ООО «О.Т.Е.ТУР», ставшие известными ему в связи с такими переговорами(собеседованием).</text:p>
      <text:p text:style-name="Standard">1.2. Под коммерческой тайной в Соглашении понимается любая информация, которая имеет действительную или потенциальную коммерческую ценность в силу неизвестности ее третьим лицам, к которой нет свободного доступа на законном основании и к сохранению конфиденциальности которой обладатель принимает все</text:p>
      <text:p text:style-name="Standard">возможные меры.</text:p>
      <text:p text:style-name="Standard">1.3. Перечень информации, относящейся к коммерческой тайне: </text:p>
      <text:list xml:id="list1601565230" text:style-name="WWNum1">
        <text:list-item>
          <text:p text:style-name="P3">сведения о стоимости услуг;</text:p>
        </text:list-item>
        <text:list-item>
          <text:p text:style-name="P3">размеры вознаграждений по любым гражданско-правовым сделкам;</text:p>
        </text:list-item>
        <text:list-item>
          <text:p text:style-name="P3">деловая переписка;</text:p>
        </text:list-item>
        <text:list-item>
          <text:p text:style-name="P3">методики ценообразования;</text:p>
        </text:list-item>
        <text:list-item>
          <text:p text:style-name="P3">методики производства;</text:p>
        </text:list-item>
        <text:list-item>
          <text:p text:style-name="P3">планируемые маркетинговые акции и мероприятия;</text:p>
        </text:list-item>
        <text:list-item>
          <text:p text:style-name="P3">маркетинговая политика;</text:p>
        </text:list-item>
        <text:list-item>
          <text:p text:style-name="P3">информация, содержащаяся в локальной компьютерной сети и компьютерах Общества; </text:p>
        </text:list-item>
        <text:list-item>
          <text:p text:style-name="P3">планируемые мероприятия по расширению бизнеса;</text:p>
        </text:list-item>
        <text:list-item>
          <text:p text:style-name="P3">сведения о планируемых сделках;</text:p>
        </text:list-item>
        <text:list-item>
          <text:p text:style-name="P3">методы организации работы структурных подразделений Общества;</text:p>
        </text:list-item>
        <text:list-item>
          <text:p text:style-name="P3">бизнес-планы Общества;</text:p>
        </text:list-item>
        <text:list-item>
          <text:p text:style-name="P3"><text:soft-page-break/>любые сведения, полученные в результате переговоров (собеседования)на должность в компанию ООО «O.T.E.ТУР» в качестве сотрудника или в качестве партнёра </text:p>
        </text:list-item>
        <text:list-item>
          <text:p text:style-name="P3">любые иные сведения, явно составляющие секреты производства («НОУ-ХАУ»).</text:p>
        </text:list-item>
      </text:list>
      <text:p text:style-name="Standard">1.4. Сведения, составляющие коммерческую тайну, могут быть переданы работнику устно, письменно, в виде фотографий, в электронном, графическом, а также в любом другом виде.</text:p>
      <text:p text:style-name="Standard">1.5. По настоящему Соглашению не могут составлять коммерческую тайну сведения:</text:p>
      <text:p text:style-name="Standard">1.5.1. которые до момента заключения настоящего соглашения были публичными</text:p>
      <text:p text:style-name="Standard">1.5.2. которые стали общедоступны во время действия настоящего соглашения, но без виновного участия соответствующей стороны.</text:p>
      <text:p text:style-name="Standard">1.6.Исполнитель, подписывая настоящее соглашение, удостоверяет, что ознакомлен с Положением об охране коммерческой тайны Заказчика.</text:p>
      <text:p text:style-name="Standard"/>
      <text:p text:style-name="Standard"><text:s/></text:p>
      <text:p text:style-name="Standard">2 Права и обязанности сторон</text:p>
      <text:p text:style-name="Standard">2.1. Претендент обязуется не разглашать сведения, составляющие коммерческую тайну OOO «О.T.E.ТУР», ставшие ему известными во время переговоров(собеседования), а также защищать вышеуказанные сведения от посягательств и попыток их обнародовать третьими лицами.</text:p>
      <text:p text:style-name="Standard">2.2. Претендент обязуется использовать сведения, полученные при исполнении своих обязанностей, лишь в интересах ООО «O.T.E.ТУР».</text:p>
      <text:p text:style-name="Standard">2.3. Претендент обязуется после окончания переговоров(собеседования) не использовать информацию, полученную в связи с выполнением работ в интересах ООО «O.T.E.ТУР”, в целях конкуренции с другой компанией.</text:p>
      <text:p text:style-name="Standard">2.4. Вся информация, составляющая коммерческую тайну и полученная Исполнителем в материальной (схемы, рисунки, письма, фотографии и пр.) и нематериальной формах, является эксклюзивной собственностью Исполнительного органа и используется только на условиях Соглашения.</text:p>
      <text:p text:style-name="Standard">2.6. В случае разглашения сведений, составляющих коммерческую тайну по настоящему соглашению, Претендент обязан в полном объеме возместить понесенные компанией OOO «O.T.E.ТУР» в результате такого разглашения убытки, как прямой ущерб так и неполученные доходы, размер которых определяется независимой экспертной комиссией.</text:p>
      <text:p text:style-name="Standard">2.7. Исполнитель подтверждает, что предупрежден о том, что в соответствии с законодательством РФ разглашение сведений, составляющих коммерческую тайну, может повлечь гражданско-правовую, административную и уголовную ответственность.</text:p>
      <text:p text:style-name="Standard">2.8.Партнеры Общества, получившие сведения, составляющие коммерческую тайну Общества в ходе переговоров или совместной деятельности, обязаны хранить её в тайне в течение трех лет.</text:p>
      <text:p text:style-name="Standard"><text:s/></text:p>
      <text:p text:style-name="Standard">3 Срок действия соглашения</text:p>
      <text:p text:style-name="Standard">3.1. Настоящее соглашение вступает в силу с момента его подписания и действует в течение 3 лет.</text:p>
      <text:p text:style-name="Standard"><text:s/></text:p>
      <text:p text:style-name="Standard">4 Непреодолимая сила (форс-мажорные обстоятельства)</text:p>
      <text:p text:style-name="Standard">4.1. Стороны освобождаются от ответственности за частичное или полное неисполнение обязательств по настоящему соглашению, если неисполнение явилось следствием природных явлений, действий внешних объективных факторов и прочих обстоятельств непреодолимой силы, за которые стороны не отвечают и предотвратить неблагоприятное воздействие которых они не имеют возможности.</text:p>
      <text:p text:style-name="Standard"><text:s/></text:p>
      <text:p text:style-name="Standard">5 Заключительные положения</text:p>
      <text:p text:style-name="Standard">5.1. Соглашение заключёно в 2-х экземплярах, имеющих одинаковую юридическую силу, по одному экземпляру для каждой Стороны.</text:p>
      <text:p text:style-name="Standard"><text:soft-page-break/>5.2. Любая договоренность между Сторонами, влекущая за собой новые обязательства, которые не вытекают из Соглашения, должна быть подтверждена Сторонами в форме дополнительных соглашений к нему. Все изменения и дополнения к Соглашению считаются действительными, если они оформлены в письменном виде и подписаны надлежащими уполномоченными представителями Сторон.</text:p>
      <text:p text:style-name="Standard">5.3. Сторона не вправе передавать свои права и обязательства по Соглашению третьим лицам без предварительного письменного согласия другой Стороны.</text:p>
      <text:p text:style-name="Standard">5.4. Ссылки на слово или термин в Соглашении в единственном числе включают в себя ссылки на это слово или термин во множественном числе. Ссылки на слово или термин во множественном числе включают в себя ссылки на это слово или термин в единственном числе. Данное правило применимо, если из текста Соглашения не вытекает иное.</text:p>
      <text:p text:style-name="Standard">5.5. Стороны соглашаются, что за исключением сведений, которые в соответствии с законодательством Российской Федерации не могут составлять коммерческую тайну , содержание Соглашения, а также все документы, переданные Сторонами друг другу в связи с его заключением, считаются конфиденциальными и</text:p>
      <text:p text:style-name="Standard">относятся к тайне Сторон, которая не подлежит разглашению без письменного согласия</text:p>
      <text:p text:style-name="Standard">другой Стороны.</text:p>
      <text:p text:style-name="Standard">5.6. Для целей удобства в Соглашении под Сторонами также понимаются их уполномоченные лица, а также их возможные правопреемники.</text:p>
      <text:p text:style-name="Standard">5.7. Уведомления и документы, передаваемые по Соглашению, направляются в письменном виде по следующим адресам:</text:p>
      <text:p text:style-name="Standard">5.7.1. Для Исполнительного органа: Республика Карелия, г. Петрозаводск, ул. Судостроительная, д. 12Б, кв.40</text:p>
      <text:p text:style-name="Standard">5.7.2. Для Претендента: Московская Область г. Ногинск ул. Чапаева д. 15 кв. 15</text:p>
      <text:p text:style-name="Standard">5.8. Любые сообщения действительны со дня доставки по соответствующему адресу для корреспонденции.</text:p>
      <text:p text:style-name="Standard">5.9. В случае изменения адресов, указанных в п. 5.7. Соглашения и иных реквизитов одной из Сторон, она обязана в течение 10 (десяти) календарных дней уведомить об этом другую Сторону, в противном случае исполнение Стороной обязательств по прежним реквизитам будет считаться надлежащим исполнением обязательств по Соглашению.</text:p>
      <text:p text:style-name="Standard">5.10. Стороны договорились, что споры и разногласия, которые могут возникнуть между Сторонами и вытекающие из настоящего соглашения или в связи с ним, будут разрешаться путем переговоров. В случае невозможности путем переговоров достичь соглашения по спорным вопросам в течение 15 (пятнадцати) календарных дней с момента получения письменной претензии, споры разрешаются в суде г. Петрозаводска по месту нахождения Заказчика (договорная подсудность) в соответствии с действующим законодательством РФ.</text:p>
      <text:p text:style-name="Standard"><text:s/></text:p>
      <text:p text:style-name="Standard">6 Адреса и реквизиты Сторон</text:p>
      <text:p text:style-name="Standard"/>
      <text:p text:style-name="Standard">Исполнительный орган: Общество с ограниченной </text:p>
      <text:p text:style-name="P2">ответственностью «О.Т.Е.ТУР»<text:line-break/>Адрес: 185034, г.Петрозаводск, </text:p>
      <text:p text:style-name="P2">ул.Судостроительная, д. 12Б кв.40</text:p>
      <text:p text:style-name="P2">ИНН 1001354396, </text:p>
      <text:p text:style-name="P2">КПП 100101001<text:line-break/>р/с 40702810100090002560. <text:s/></text:p>
      <text:p text:style-name="P2">Ф-Л СЕВЕРО-ЗАПАДНЫЙ ПАО БАНК "ФК ОТКРЫТИЕ"</text:p>
      <text:p text:style-name="P2">Адрес: 191186, город Санкт-Петербург, Невский проспект, дом 26</text:p>
      <text:p text:style-name="P2">ИНН: 7706092528</text:p>
      <text:p text:style-name="P2">КПП: 783843002</text:p>
      <text:p text:style-name="P2">БИК: 044030795</text:p>
      <text:p text:style-name="P2"><text:soft-page-break/>ОГРН: 1027739019208</text:p>
      <text:p text:style-name="P2">Корр. счет: 30101810540300000795 в Северо-Западное ГУ Банка России</text:p>
      <text:p text:style-name="P2">тел.+7(900) 4551959</text:p>
      <text:p text:style-name="P2">Электронная почта: sulinatanya@yandex.ru</text:p>
      <text:p text:style-name="P2">Генеральный директор:</text:p>
      <text:p text:style-name="Standard">Сулина Татьяна Владимировна</text:p>
      <text:p text:style-name="Standard"/>
      <text:p text:style-name="Standard">Претендент: Urmas Repinski</text:p>
      <text:p text:style-name="P2">Паспорт номер: KF0095468<text:line-break/>выдан: 07.09.2021 г. <text:s/></text:p>
      <text:p text:style-name="P2">Адрес регистрации: </text:p>
      <text:p text:style-name="P2">Адрес проживания: __________<text:line-break/>тел: +372 53 720215</text:p>
      <text:p text:style-name="Standard">Электронная почта: urrimus@hotmail.co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86" meta:word-count="1042" meta:character-count="8417" meta:non-whitespace-character-count="7263"/>
    <meta:generator>LibreOfficeDev/6.0.5.2$Linux_X86_64 LibreOffice_project/</meta:generator>
  </office:meta>
</office:document-meta>
</file>